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 style:list-style-name="L9">
      <style:text-properties officeooo:paragraph-rsid="0012204f"/>
    </style:style>
    <style:style style:name="P2" style:family="paragraph" style:parent-style-name="Text_20_body" style:list-style-name="L11"/>
    <style:style style:name="P3" style:family="paragraph" style:parent-style-name="Text_20_body" style:list-style-name="L11">
      <style:text-properties officeooo:rsid="0012204f" officeooo:paragraph-rsid="0012204f"/>
    </style:style>
    <style:style style:name="P4" style:family="paragraph" style:parent-style-name="Text_20_body">
      <style:paragraph-properties fo:text-align="center" style:justify-single-word="false"/>
      <style:text-properties fo:font-weight="bold" officeooo:paragraph-rsid="0012204f" style:font-weight-asian="bold" style:font-weight-complex="bold"/>
    </style:style>
    <style:style style:name="P5" style:family="paragraph" style:parent-style-name="Text_20_body">
      <style:paragraph-properties fo:margin-top="0in" fo:margin-bottom="0in" loext:contextual-spacing="false"/>
    </style:style>
    <style:style style:name="P6" style:family="paragraph" style:parent-style-name="Text_20_body" style:list-style-name="L2">
      <style:paragraph-properties fo:margin-top="0in" fo:margin-bottom="0in" loext:contextual-spacing="false"/>
    </style:style>
    <style:style style:name="P7" style:family="paragraph" style:parent-style-name="Text_20_body" style:list-style-name="L2">
      <style:paragraph-properties fo:margin-top="0in" fo:margin-bottom="0in" loext:contextual-spacing="false"/>
      <style:text-properties officeooo:rsid="000f94e1" officeooo:paragraph-rsid="000f94e1"/>
    </style:style>
    <style:style style:name="P8" style:family="paragraph" style:parent-style-name="Text_20_body" style:list-style-name="L2">
      <style:paragraph-properties fo:margin-top="0in" fo:margin-bottom="0in" loext:contextual-spacing="false"/>
      <style:text-properties officeooo:rsid="000f94e1" officeooo:paragraph-rsid="00113a0a"/>
    </style:style>
    <style:style style:name="P9" style:family="paragraph" style:parent-style-name="Text_20_body" style:list-style-name="L3">
      <style:paragraph-properties fo:margin-top="0in" fo:margin-bottom="0in" loext:contextual-spacing="false"/>
      <style:text-properties officeooo:rsid="000f94e1" officeooo:paragraph-rsid="000f94e1"/>
    </style:style>
    <style:style style:name="P10" style:family="paragraph" style:parent-style-name="Text_20_body" style:list-style-name="L4">
      <style:paragraph-properties fo:margin-top="0in" fo:margin-bottom="0in" loext:contextual-spacing="false"/>
      <style:text-properties officeooo:rsid="000f94e1" officeooo:paragraph-rsid="000f94e1"/>
    </style:style>
    <style:style style:name="P11" style:family="paragraph" style:parent-style-name="Text_20_body">
      <style:paragraph-properties fo:margin-top="0in" fo:margin-bottom="0in" loext:contextual-spacing="false"/>
      <style:text-properties officeooo:rsid="000f94e1" officeooo:paragraph-rsid="000f94e1"/>
    </style:style>
    <style:style style:name="P12" style:family="paragraph" style:parent-style-name="Text_20_body" style:list-style-name="L5">
      <style:paragraph-properties fo:margin-top="0in" fo:margin-bottom="0in" loext:contextual-spacing="false"/>
      <style:text-properties officeooo:rsid="00113a0a" officeooo:paragraph-rsid="00113a0a"/>
    </style:style>
    <style:style style:name="P13" style:family="paragraph" style:parent-style-name="Text_20_body" style:list-style-name="L7">
      <style:paragraph-properties fo:margin-top="0in" fo:margin-bottom="0in" loext:contextual-spacing="false"/>
      <style:text-properties officeooo:rsid="00113a0a" officeooo:paragraph-rsid="00113a0a"/>
    </style:style>
    <style:style style:name="P14" style:family="paragraph" style:parent-style-name="Text_20_body" style:list-style-name="L4">
      <style:paragraph-properties fo:margin-top="0in" fo:margin-bottom="0in" loext:contextual-spacing="false"/>
      <style:text-properties officeooo:rsid="00113a0a" officeooo:paragraph-rsid="00113a0a"/>
    </style:style>
    <style:style style:name="P15" style:family="paragraph" style:parent-style-name="Text_20_body" style:list-style-name="L8">
      <style:paragraph-properties fo:margin-top="0in" fo:margin-bottom="0in" loext:contextual-spacing="false"/>
      <style:text-properties officeooo:rsid="00113a0a" officeooo:paragraph-rsid="00113a0a"/>
    </style:style>
    <style:style style:name="P16" style:family="paragraph" style:parent-style-name="Text_20_body" style:list-style-name="L8">
      <style:paragraph-properties fo:margin-top="0in" fo:margin-bottom="0in" loext:contextual-spacing="false"/>
      <style:text-properties officeooo:rsid="00113a0a" officeooo:paragraph-rsid="0012204f"/>
    </style:style>
    <style:style style:name="P17" style:family="paragraph" style:parent-style-name="Text_20_body" style:list-style-name="L3">
      <style:paragraph-properties fo:margin-top="0in" fo:margin-bottom="0in" loext:contextual-spacing="false"/>
      <style:text-properties officeooo:paragraph-rsid="000f94e1"/>
    </style:style>
    <style:style style:name="T1" style:family="text">
      <style:text-properties officeooo:rsid="000f94e1"/>
    </style:style>
    <style:style style:name="T2" style:family="text">
      <style:text-properties officeooo:rsid="00113a0a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officeooo:rsid="0012204f"/>
    </style:style>
    <style:style style:name="T5" style:family="text">
      <style:text-properties officeooo:rsid="00130644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Journal Club on Landschützer et al., (2015): </text:span></text:p>
      <text:p text:style-name="P4"><text:span text:style-name="T4">The reinvigoration of the Southern Ocean carbon sink, Science, 349 (6253), 1221-1224.</text:span></text:p>
      <text:list xml:id="list7540879306475723533" text:style-name="L2">
        <text:list-item>
          <text:p text:style-name="P6">What scientific questions are the authors addressing?</text:p>
        </text:list-item>
      </text:list>
      <text:list xml:id="list2986368285226294267" text:style-name="L7">
        <text:list-item>
          <text:p text:style-name="P13">Southern Ocean Carbon Sink variability</text:p>
          <text:p text:style-name="P13"/>
        </text:list-item>
      </text:list>
      <text:list xml:id="list130656779063272" text:continue-list="list7540879306475723533" text:style-name="L2">
        <text:list-item>
          <text:p text:style-name="P6">What methods do the authors use to address the questions?</text:p>
        </text:list-item>
      </text:list>
      <text:list xml:id="list6848456840719568867" text:style-name="L8">
        <text:list-item>
          <text:p text:style-name="P15">pCO2: Neural network on SOCAT (Surface Ocean CO2 Atlas) database, because sparse observations</text:p>
        </text:list-item>
        <text:list-item>
          <text:p text:style-name="P16">SLP/winds/T: <text:span text:style-name="T4">NOAA Optimum Interpolation</text:span></text:p>
        </text:list-item>
      </text:list>
      <text:p text:style-name="P5"/>
      <text:list xml:id="list130656263162448" text:continue-list="list130656779063272" text:style-name="L2">
        <text:list-item>
          <text:p text:style-name="P7">Why do I present this paper in the journal club?</text:p>
        </text:list-item>
      </text:list>
      <text:list xml:id="list6207332795585016640" text:style-name="L3">
        <text:list-item>
          <text:p text:style-name="P9">MSc Thesis on internal variability of Southern Ocean Carbon Sink</text:p>
        </text:list-item>
        <text:list-item>
          <text:p text:style-name="P9">Southern Ocean is big contributor to Global Carbon Cycle and focus <text:span text:style-name="T4">area </text:span>of new WRCP Grand Challenge <text:span text:style-name="T4">on carbon feedbacks</text:span></text:p>
        </text:list-item>
        <text:list-item>
          <text:p text:style-name="P9">Peter’s neural network is a powerful upgrade on SOCAT database</text:p>
          <text:p text:style-name="P17"/>
        </text:list-item>
      </text:list>
      <text:list xml:id="list130657226094565" text:continue-list="list130656263162448" text:style-name="L2">
        <text:list-item>
          <text:p text:style-name="P6">What are the authors' main conclusions (results)? </text:p>
        </text:list-item>
      </text:list>
      <text:list xml:id="list5966882554679552924" text:style-name="L4">
        <text:list-item>
          <text:p text:style-name="P10">90s: strengthening winds, more upwelling, “<text:span text:style-name="T5">confirmed</text:span>”</text:p>
        </text:list-item>
        <text:list-item>
          <text:p text:style-name="P10">2000s: no reversal of winds, but why decrease?</text:p>
          <text:list>
            <text:list-item>
              <text:p text:style-name="P10">Temperature effect on co2flux</text:p>
            </text:list-item>
            <text:list-item>
              <text:p text:style-name="P10">upwelling anomalies from SLP anomalies</text:p>
            </text:list-item>
            <text:list-item>
              <text:p text:style-name="P14">assymetric response in T but symmetric in total</text:p>
            </text:list-item>
          </text:list>
          <text:p text:style-name="P10"/>
        </text:list-item>
      </text:list>
      <text:list xml:id="list130657364155945" text:continue-list="list130657226094565" text:style-name="L2">
        <text:list-item>
          <text:p text:style-name="P6">What are the implications of the results?</text:p>
        </text:list-item>
      </text:list>
      <text:list xml:id="list8313558171934924517" text:style-name="L5">
        <text:list-item>
          <text:p text:style-name="P12">Oceanic carbon sink more variable and sensitive than previously suggested</text:p>
        </text:list-item>
        <text:list-item>
          <text:p text:style-name="P12">last sentense unclear: <text:span text:style-name="T3">This also suggests that should current climate trends reverse in the near future, the Southern Ocean might lose its recently regained uptake strength, leading to a faster accumulation of CO2 in the atmosphere… </text:span><text:span text:style-name="T1">→ We don’t know for sure where we go</text:span></text:p>
        </text:list-item>
      </text:list>
      <text:p text:style-name="P11"/>
      <text:list xml:id="list130656441142781" text:continue-list="list130657364155945" text:style-name="L2">
        <text:list-item>
          <text:p text:style-name="P7"><text:span text:style-name="T2">Preceding</text:span> paper<text:span text:style-name="T2">s:</text:span></text:p>
        </text:list-item>
      </text:list>
      <text:list xml:id="list671449558076478168" text:style-name="L11">
        <text:list-item>
          <text:p text:style-name="P2">Le Quéré <text:span text:style-name="T4">et al.</text:span>, <text:span text:style-name="T4">(2007): </text:span>Saturation of the Southern Ocean CO2 Sink Due to Recent Climate Change, <text:span text:style-name="Emphasis">Science, American Association for the Advancement of Science</text:span>, 316, 1735-1738</text:p>
        </text:list-item>
        <text:list-item>
          <text:p text:style-name="P3">Lovenduski et al., (2008): Toward a mechanistic understanding of the decadal trends in the Southern Ocean carbon sink Global Biogeochem. Cycles, 22</text:p>
        </text:list-item>
      </text:list>
      <text:list xml:id="list130656459275943" text:continue-list="list130656441142781" text:style-name="L2">
        <text:list-item>
          <text:p text:style-name="P8">Followup papers: </text:p>
        </text:list-item>
      </text:list>
      <text:list xml:id="list2574248553031869153" text:style-name="L9">
        <text:list-item>
          <text:p text:style-name="P1">DeVries <text:span text:style-name="T4">et al., (2017): </text:span>Recent increase in oceanic carbon uptake driven by weaker upper-ocean overturning, <text:span text:style-name="Emphasis">Nature, Springer Nature</text:span>, 542, 215-218 </text:p>
        </text:list-item>
        <text:list-item>
          <text:p text:style-name="P1"><text:soft-page-break/><text:span text:style-name="T1">Landschützer et al., (2016): Decadal variations and trends of the global ocean carbon sink, </text:span><text:span text:style-name="Emphasis"><text:span text:style-name="T1">Global Biogeochemical Cycles, Wiley-Blackwell</text:span></text:span><text:span text:style-name="T1">, 30, 1396-1417 </text:span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2:18:02.234450185</meta:creation-date>
    <dc:date>2017-02-21T13:06:55.631545999</dc:date>
    <meta:editing-duration>PT16M59S</meta:editing-duration>
    <meta:editing-cycles>3</meta:editing-cycles>
    <meta:generator>LibreOffice/5.1.5.2$Linux_X86_64 LibreOffice_project/7a864d8825610a8c07cfc3bc01dd4fce6a9447e5</meta:generator>
    <meta:document-statistic meta:table-count="0" meta:image-count="0" meta:object-count="0" meta:page-count="2" meta:paragraph-count="29" meta:word-count="328" meta:character-count="2036" meta:non-whitespace-character-count="1755"/>
  </office:meta>
</office:document-meta>
</file>